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45739" officeooo:paragraph-rsid="0014573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bf0041" loext:opacity="100%" fo:font-size="15pt" style:text-underline-style="none" fo:font-weight="bold" officeooo:rsid="00145739" officeooo:paragraph-rsid="0014573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5pt" style:text-underline-style="none" fo:font-weight="normal" officeooo:rsid="00145739" officeooo:paragraph-rsid="0014573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style:line-height-at-least="0.512cm"/>
      <style:text-properties fo:color="#000000" loext:opacity="100%" style:font-name="Menlo" fo:font-size="9.64999961853027pt" fo:font-weight="normal" officeooo:rsid="00145739" officeooo:paragraph-rsid="00145739" fo:background-color="transparent"/>
    </style:style>
    <style:style style:name="P5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officeooo:paragraph-rsid="00145739" fo:background-color="#1f1f1f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45739" officeooo:paragraph-rsid="00145739" fo:background-color="transparent" style:font-size-asian="15pt" style:font-weight-asian="normal" style:font-size-complex="15pt" style:font-weight-complex="normal"/>
    </style:style>
    <style:style style:name="P7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8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officeooo:paragraph-rsid="00145739" fo:background-color="transparent"/>
    </style:style>
    <style:style style:name="P9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45739" officeooo:paragraph-rsid="00145739" fo:background-color="transparen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45739" officeooo:paragraph-rsid="00145739" fo:background-color="transparent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Menlo" fo:font-size="9.64999961853027pt" fo:font-weight="normal" officeooo:paragraph-rsid="00145739" fo:background-color="transparent"/>
    </style:style>
    <style:style style:name="P12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fo:background-color="transparent"/>
    </style:style>
    <style:style style:name="P13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officeooo:rsid="00145739" officeooo:paragraph-rsid="00145739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45739" officeooo:paragraph-rsid="00145739" fo:background-color="transparent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style:line-height-at-least="0.512cm"/>
      <style:text-properties fo:color="#1e6a39" loext:opacity="100%" fo:background-color="transparent"/>
    </style:style>
    <style:style style:name="T1" style:family="text">
      <style:text-properties officeooo:rsid="00145739"/>
    </style:style>
    <style:style style:name="T2" style:family="text">
      <style:text-properties fo:color="#c586c0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569cd6" loext:opacity="100%"/>
    </style:style>
    <style:style style:name="T7" style:family="text">
      <style:text-properties style:font-name="Menlo" fo:font-size="9.64999961853027pt" fo:font-weight="normal"/>
    </style:style>
    <style:style style:name="T8" style:family="text">
      <style:text-properties fo:color="#d4d4d4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1e6a39" loext:opacity="100%"/>
    </style:style>
    <style:style style:name="T13" style:family="text">
      <style:text-properties fo:color="#1e6a39" loext:opacity="100%" fo:background-color="transparent" loext:char-shading-value="0"/>
    </style:style>
    <style:style style:name="T14" style:family="text">
      <style:text-properties fo:color="#1e6a39" loext:opacity="100%" fo:background-color="transparent" loext:char-shading-value="0"/>
    </style:style>
    <style:style style:name="T15" style:family="text">
      <style:text-properties fo:color="#bf0041" loext:opacity="100%" fo:font-size="15pt" style:text-underline-style="none" fo:font-weight="bold" officeooo:rsid="00145739" style:font-size-asian="15pt" style:font-weight-asian="bold" style:font-size-complex="15pt" style:font-weight-complex="bold"/>
    </style:style>
    <style:style style:name="T16" style:family="text">
      <style:text-properties fo:color="#bf0041" loext:opacity="100%" fo:font-size="15pt" style:text-underline-style="none" fo:font-weight="bold" officeooo:rsid="00145739" fo:background-color="transparent" loext:char-shading-value="0" style:font-size-asian="15pt" style:font-weight-asian="bold" style:font-size-complex="15pt" style:font-weight-complex="bold"/>
    </style:style>
    <style:style style:name="T17" style:family="text">
      <style:text-properties fo:color="#bf0041" loext:opacity="100%" fo:font-size="15pt" style:text-underline-style="none" fo:font-weight="bold" officeooo:rsid="00145739" fo:background-color="transparent" loext:char-shading-value="0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zor Tutorial From Scratch </text:p>
      <text:p text:style-name="P2">Starter</text:p>
      <text:p text:style-name="P3">Start the project by navigating to visual studio and create a blazor application </text:p>
      <text:p text:style-name="P3"/>
      <text:p text:style-name="P3">To nest one component into the other, you need to include it like this </text:p>
      <text:p text:style-name="P6"/>
      <text:p text:style-name="P14">@page "/"</text:p>
      <text:p text:style-name="P15"/>
      <text:p text:style-name="P12">&lt;PageTitle&gt;Index&lt;/PageTitle&gt;</text:p>
      <text:p text:style-name="P15"/>
      <text:p text:style-name="P12">&lt;h1&gt;Hello, world!&lt;/h1&gt;</text:p>
      <text:p text:style-name="P15"/>
      <text:p text:style-name="P12">Welcome to your new app.</text:p>
      <text:p text:style-name="P15"><text:span text:style-name="T7">&lt;Counter/&gt;</text:span></text:p>
      <text:p text:style-name="P12">&lt;SurveyPrompt Title="How is Blazor working for you?" /&gt;</text:p>
      <text:p text:style-name="P7"/>
      <text:p text:style-name="P9">The Counter component is called in the index file </text:p>
      <text:p text:style-name="P9"/>
      <text:p text:style-name="P9">To split the Html code from the Csharp code in blazor, we need to create a csharp class file called CounterBase.cs and Add This Code </text:p>
      <text:p text:style-name="P9"/>
      <text:p text:style-name="P13">using System;</text:p>
      <text:p text:style-name="P12">using System.Collections.Generic;</text:p>
      <text:p text:style-name="P12">using System.Linq;</text:p>
      <text:p text:style-name="P12">using System.Threading.Tasks;</text:p>
      <text:p text:style-name="P12">using Microsoft.AspNetCore.Components;</text:p>
      <text:p text:style-name="P15"/>
      <text:p text:style-name="P12">namespace BlazorServer.Pages</text:p>
      <text:p text:style-name="P12">{</text:p>
      <text:p text:style-name="P12">public class CounterBase : ComponentBase</text:p>
      <text:p text:style-name="P12">{</text:p>
      <text:p text:style-name="P12">protected int currentCount = 0;</text:p>
      <text:p text:style-name="P15"/>
      <text:p text:style-name="P12">protected void IncrementCount()</text:p>
      <text:p text:style-name="P12">{</text:p>
      <text:p text:style-name="P12">currentCount++;</text:p>
      <text:p text:style-name="P12">}</text:p>
      <text:p text:style-name="P15"/>
      <text:p text:style-name="P12">protected void DecrementCount(){</text:p>
      <text:p text:style-name="P12">currentCount = currentCount -2;</text:p>
      <text:p text:style-name="P12">} </text:p>
      <text:p text:style-name="P12">} </text:p>
      <text:p text:style-name="P12">}</text:p>
      <text:p text:style-name="P4"/>
      <text:p text:style-name="P8"><text:span text:style-name="T1">Now in your Counter.razor, inherits it </text:span></text:p>
      <text:p text:style-name="P11">@page "/counter"</text:p>
      <text:p text:style-name="P12">@inherits CounterBase</text:p>
      <text:p text:style-name="P15"><text:soft-page-break/></text:p>
      <text:p text:style-name="P12">&lt;PageTitle&gt;Counter&lt;/PageTitle&gt;</text:p>
      <text:p text:style-name="P15"/>
      <text:p text:style-name="P12">&lt;h1&gt;Counter&lt;/h1&gt;</text:p>
      <text:p text:style-name="P15"/>
      <text:p text:style-name="P12">&lt;p role="status"&gt;Current count: @currentCount&lt;/p&gt;</text:p>
      <text:p text:style-name="P15"/>
      <text:p text:style-name="P12">&lt;button class="btn btn-primary" @onclick="IncrementCount"&gt;Adder&lt;/button&gt;</text:p>
      <text:p text:style-name="P15"/>
      <text:p text:style-name="P12">&lt;h2&gt;Counter Reducer&lt;/h2&gt;</text:p>
      <text:p text:style-name="P12">&lt;p role="status"&gt;Current count: @currentCount&lt;/p&gt;</text:p>
      <text:p text:style-name="P12">&lt;button class="btn btn-primary" @onclick="DecrementCount"&gt;Subtracter&lt;/button&gt;</text:p>
      <text:p text:style-name="P5"><text:line-break/><text:line-break/><text:span text:style-name="T17">Create a Model Class </text:span></text:p>
      <text:p text:style-name="P5"><text:line-break/><text:line-break/></text:p>
      <text:p text:style-name="P8"><text:lin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4:26:39.125319693</meta:creation-date>
    <dc:date>2024-02-01T14:43:27.035343823</dc:date>
    <meta:editing-duration>PT16M49S</meta:editing-duration>
    <meta:editing-cycles>1</meta:editing-cycles>
    <meta:document-statistic meta:table-count="0" meta:image-count="0" meta:object-count="0" meta:page-count="2" meta:paragraph-count="44" meta:word-count="159" meta:character-count="1286" meta:non-whitespace-character-count="1155"/>
    <meta:generator>LibreOffice/7.5.3.2$MacOSX_X86_64 LibreOffice_project/9f56dff12ba03b9acd7730a5a481eea045e468f3</meta:generator>
  </office:meta>
</office:document-meta>
</file>